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148.17mm"/>
    </style:style>
    <style:style style:name="Table164.A1" style:family="table-cell">
      <style:table-cell-properties fo:padding="0.97mm" fo:border="none"/>
    </style:style>
    <style:style style:name="Table52" style:family="table">
      <style:table-properties fo:margin-left="0mm" fo:margin-right="0.04mm" table:align="margins"/>
    </style:style>
    <style:style style:name="Table52.A" style:family="table-column">
      <style:table-column-properties style:rel-column-width="26279*"/>
    </style:style>
    <style:style style:name="Table52.B" style:family="table-column">
      <style:table-column-properties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2.A3" style:family="table-cell">
      <style:table-cell-properties fo:padding="0.97mm" fo:border-left="none" fo:border-right="none" fo:border-top="none" fo:border-bottom="0.35mm solid #000000"/>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148.17mm"/>
    </style:style>
    <style:style style:name="Table164.A1" style:family="table-cell">
      <style:table-cell-properties fo:padding="0.97mm" fo:border="none"/>
    </style:style>
    <style:style style:name="Table52" style:family="table">
      <style:table-properties fo:margin-left="0mm" fo:margin-right="0.04mm" table:align="margins"/>
    </style:style>
    <style:style style:name="Table52.A" style:family="table-column">
      <style:table-column-properties style:rel-column-width="26279*"/>
    </style:style>
    <style:style style:name="Table52.B" style:family="table-column">
      <style:table-column-properties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2.A3" style:family="table-cell">
      <style:table-cell-properties fo:padding="0.97mm" fo:border-left="none" fo:border-right="none" fo:border-top="none" fo:border-bottom="0.35mm solid #000000"/>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Heading_20_3">
      <style:paragraph-properties fo:margin-left="0mm" fo:margin-right="0mm" fo:text-indent="0mm" style:auto-text-indent="false"/>
    </style:style>
    <style:style style:name="P2" style:family="paragraph" style:parent-style-name="Heading_20_3" style:list-style-name="List_20_1"/>
    <style:style style:name="P3" style:family="paragraph" style:parent-style-name="Standard">
      <style:text-properties fo:language="en" fo:country="US"/>
    </style:style>
    <style:style style:name="P4" style:family="paragraph" style:parent-style-name="Heading_20_3" style:list-style-name="List_20_1"/>
    <style:style style:name="P5" style:family="paragraph" style:parent-style-name="Heading_20_3">
      <style:paragraph-properties fo:margin-left="0mm" fo:margin-right="0mm" fo:text-indent="0mm" style:auto-text-indent="false"/>
    </style:style>
    <style:style style:name="P6" style:family="paragraph" style:parent-style-name="scpi0" style:list-style-name="List_20_1"/>
    <style:style style:name="P7" style:family="paragraph" style:parent-style-name="table_5f_header" style:list-style-name="List_20_1"/>
    <style:style style:name="P8" style:family="paragraph" style:parent-style-name="Heading_20_1" style:master-page-name="First_20_Page">
      <style:paragraph-properties style:page-number="auto"/>
    </style:style>
    <style:style style:name="P9" style:family="paragraph" style:parent-style-name="cmd_5f_code" style:list-style-name="List_20_1"/>
    <style:style style:name="P10" style:family="paragraph" style:parent-style-name="cmd_5f_root" style:list-style-name="List_20_1"/>
    <style:style style:name="P11" style:family="paragraph" style:parent-style-name="Standard" style:list-style-name="List_20_1"/>
    <style:style style:name="P12" style:family="paragraph" style:parent-style-name="Standard">
      <style:text-properties fo:language="en" fo:country="US"/>
    </style:style>
    <style:style style:name="P13" style:family="paragraph" style:parent-style-name="Standard" style:list-style-name="List_20_1">
      <style:text-properties fo:language="en" fo:country="US" fo:background-color="transparent"/>
    </style:style>
    <style:style style:name="P14" style:family="paragraph" style:parent-style-name="Standard" style:list-style-name="List_20_1">
      <style:text-properties fo:language="en" fo:country="US"/>
    </style:style>
    <style:style style:name="P15" style:family="paragraph" style:parent-style-name="scpi1" style:list-style-name="List_20_1"/>
    <style:style style:name="P16" style:family="paragraph" style:parent-style-name="Default_5f_ntt">
      <style:text-properties fo:language="en" fo:country="US"/>
    </style:style>
    <style:style style:name="P17" style:family="paragraph" style:parent-style-name="Default_5f_ntt" style:list-style-name="List_20_1">
      <style:text-properties fo:language="en" fo:country="US"/>
    </style:style>
    <style:style style:name="P18" style:family="paragraph" style:parent-style-name="Default_5f_ntt">
      <style:text-properties fo:language="en" fo:country="US" fo:font-style="normal" style:font-style-asian="normal" style:font-style-complex="normal"/>
    </style:style>
    <style:style style:name="P19" style:family="paragraph" style:parent-style-name="note" style:list-style-name="List_20_1"/>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office:forms form:automatic-focus="false" form:apply-design-mode="false"/>
      <text:tracked-changes>
        <text:changed-region xml:id="ct140178620308504" text:id="ct140178620308504">
          <text:insertion>
            <office:change-info>
              <dc:creator>Denis Kotlar</dc:creator>
              <dc:date>2018-02-28T14:29:48</dc:date>
            </office:change-info>
          </text:insertion>
        </text:changed-region>
        <text:changed-region xml:id="ct140176801189912" text:id="ct140176801189912">
          <text:insertion>
            <office:change-info>
              <dc:creator>Denis Kotlar</dc:creator>
              <dc:date>2018-02-28T14:32:31</dc:date>
            </office:change-info>
          </text:insertion>
        </text:changed-region>
        <text:changed-region xml:id="ct140177626305880" text:id="ct140177626305880">
          <text:deletion>
            <office:change-info>
              <dc:creator>Denis Kotlar</dc:creator>
              <dc:date>2018-02-28T14:32:27</dc:date>
            </office:change-info>
            <text:list xml:id="list6880848709667871154" text:style-name="Outline">
              <text:list-item>
                <text:list>
                  <text:list-item>
                    <text:list>
                      <text:list-item>
                        <text:h text:style-name="Heading_20_3" text:outline-level="3">LOG</text:h>
                      </text:list-item>
                    </text:list>
                  </text:list-item>
                </text:list>
              </text:list-item>
            </text:list>
            <table:table table:name="Table164" table:style-name="Table164">
              <table:table-column table:style-name="Table164.A"/>
              <table:table-column table:style-name="Table164.B"/>
              <table:table-row>
                <table:table-cell table:style-name="Table164.A1" office:value-type="string">
                  <text:p text:style-name="P3"/>
                </table:table-cell>
                <table:table-cell table:style-name="Table164.A1" office:value-type="string">
                  <text:p text:style-name="cmd_5f_root"/>
                </table:table-cell>
              </table:table-row>
              <table:table-row>
                <table:table-cell table:style-name="Table164.A1" office:value-type="string">
                  <text:p text:style-name="P3"/>
                </table:table-cell>
                <table:table-cell table:style-name="Table164.A1" office:value-type="string">
                  <text:p text:style-name="Standard"/>
                </table:table-cell>
              </table:table-row>
              <table:table-row>
                <table:table-cell table:style-name="Table164.A1" office:value-type="string">
                  <text:p text:style-name="P18"/>
                </table:table-cell>
                <table:table-cell table:style-name="Table164.A1" office:value-type="string">
                  <text:p text:style-name="cmd_5f_code"/>
                </table:table-cell>
              </table:table-row>
              <table:table-row>
                <table:table-cell table:style-name="Table164.A1" office:value-type="string">
                  <text:p text:style-name="P16"/>
                </table:table-cell>
                <table:table-cell table:style-name="Table164.A1" office:value-type="string">
                  <text:p text:style-name="Standard"/>
                </table:table-cell>
              </table:table-row>
            </table:table>
            <text:list xml:id="list214093933" text:continue-numbering="true" text:style-name="Outline">
              <text:list-item>
                <text:list>
                  <text:list-item>
                    <text:list>
                      <text:list-item>
                        <text:h text:style-name="P1" text:outline-level="3"/>
                      </text:list-item>
                    </text:list>
                  </text:list-item>
                </text:list>
              </text:list-item>
            </text:list>
          </text:deletion>
        </text:changed-region>
        <text:changed-region xml:id="ct140177608722512" text:id="ct140177608722512">
          <text:deletion>
            <office:change-info>
              <dc:creator>Denis Kotlar</dc:creator>
              <dc:date>2018-02-28T14:14:40</dc:date>
            </office:change-info>
            <text:list xml:id="list693916543" text:continue-numbering="true" text:style-name="Outline">
              <text:list-item>
                <text:list>
                  <text:list-item>
                    <text:list>
                      <text:list-item>
                        <text:h text:style-name="P1" text:outline-level="3">E</text:h>
                      </text:list-item>
                    </text:list>
                  </text:list-item>
                </text:list>
              </text:list-item>
            </text:list>
          </text:deletion>
        </text:changed-region>
        <text:changed-region xml:id="ct140177601175320" text:id="ct140177601175320">
          <text:deletion>
            <office:change-info>
              <dc:creator>Denis Kotlar</dc:creator>
              <dc:date>2018-02-28T14:32:28</dc:date>
            </office:change-info>
            <text:list xml:id="list827473487" text:continue-numbering="true" text:style-name="Outline">
              <text:list-item>
                <text:list>
                  <text:list-item>
                    <text:list>
                      <text:list-item>
                        <text:h text:style-name="Heading_20_3" text:outline-level="3"/>
                      </text:list-item>
                    </text:list>
                  </text:list-item>
                </text:list>
              </text:list-item>
            </text:list>
            <table:table table:name="Table52" table:style-name="Table52">
              <table:table-column table:style-name="Table52.A"/>
              <table:table-column table:style-name="Table52.B"/>
              <table:table-row>
                <table:table-cell table:style-name="Table52.A1" office:value-type="string">
                  <text:list xml:id="list6316765773758762427" text:style-name="List_20_1">
                    <text:list-item>
                      <text:p text:style-name="P7"/>
                    </text:list-item>
                  </text:list>
                </table:table-cell>
                <table:table-cell table:style-name="Table52.A1" office:value-type="string">
                  <text:list xml:id="list602662794" text:continue-numbering="true" text:style-name="List_20_1">
                    <text:list-item>
                      <text:p text:style-name="P7"/>
                    </text:list-item>
                  </text:list>
                </table:table-cell>
              </table:table-row>
              <table:table-row>
                <table:table-cell table:style-name="Table52.A2" office:value-type="string">
                  <text:list xml:id="list320593815" text:continue-numbering="true" text:style-name="List_20_1">
                    <text:list-item>
                      <text:p text:style-name="P6"><text:a xlink:type="simple" xlink:href="#abor" text:style-name="Internet_20_link" text:visited-style-name="Visited_20_Internet_20_Link"/></text:p>
                    </text:list-item>
                  </text:list>
                </table:table-cell>
                <table:table-cell table:style-name="Table52.A2" office:value-type="string">
                  <text:list xml:id="list1993716169" text:continue-numbering="true" text:style-name="List_20_1">
                    <text:list-item>
                      <text:p text:style-name="P11"/>
                    </text:list-item>
                  </text:list>
                </table:table-cell>
              </table:table-row>
              <table:table-row>
                <table:table-cell table:style-name="Table52.A3" office:value-type="string">
                  <text:list xml:id="list759840854" text:continue-numbering="true" text:style-name="List_20_1">
                    <text:list-item>
                      <text:p text:style-name="P15"><text:a xlink:type="simple" xlink:href="#abor_dlog" text:style-name="Internet_20_link" text:visited-style-name="Visited_20_Internet_20_Link"/></text:p>
                    </text:list-item>
                  </text:list>
                </table:table-cell>
                <table:table-cell table:style-name="Table52.A3" office:value-type="string">
                  <text:list xml:id="list633770077" text:continue-numbering="true" text:style-name="List_20_1">
                    <text:list-item>
                      <text:p text:style-name="P13"/>
                    </text:list-item>
                  </text:list>
                </table:table-cell>
              </table:table-row>
            </table:table>
            <text:list xml:id="list1993992255" text:continue-numbering="true" text:style-name="List_20_1">
              <text:list-item>
                <text:list>
                  <text:list-item>
                    <text:list>
                      <text:list-item>
                        <text:h text:style-name="P2" text:outline-level="3">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list xml:id="list1422174763" text:continue-numbering="true" text:style-name="List_20_1">
                    <text:list-item>
                      <text:p text:style-name="P14">Syntax</text:p>
                    </text:list-item>
                  </text:list>
                </table:table-cell>
                <table:table-cell table:style-name="Table89.A1" office:value-type="string">
                  <text:list xml:id="list157967169" text:continue-numbering="true" text:style-name="List_20_1">
                    <text:list-item>
                      <text:p text:style-name="P10">ABORt</text:p>
                    </text:list-item>
                  </text:list>
                </table:table-cell>
              </table:table-row>
              <table:table-row>
                <table:table-cell table:style-name="Table89.A1" office:value-type="string">
                  <text:list xml:id="list882637240" text:continue-numbering="true" text:style-name="List_20_1">
                    <text:list-item>
                      <text:p text:style-name="P14">Description</text:p>
                    </text:list-item>
                  </text:list>
                </table:table-cell>
                <table:table-cell table:style-name="Table89.A1" office:value-type="string">
                  <text:list xml:id="list356757200" text:continue-numbering="true" text:style-name="List_20_1">
                    <text:list-item>
                      <text:p text:style-name="P13">The ABORt command resets the trigger system and places all trigger sequences in the IDLE state. Any actions related to the trigger system that are in progress will be also aborted as quickly as possible. As a result, subsequent triggers have no effect on the input level.</text:p>
                    </text:list-item>
                    <text:list-item>
                      <text:p text:style-name="P13"/>
                    </text:list-item>
                    <text:list-item>
                      <text:p text:style-name="P19">ABORt is also executed at power-on and upon execution of the *RST command.</text:p>
                    </text:list-item>
                  </text:list>
                </table:table-cell>
              </table:table-row>
              <table:table-row>
                <table:table-cell table:style-name="Table89.A1" office:value-type="string">
                  <text:list xml:id="list615773625" text:continue-numbering="true" text:style-name="List_20_1">
                    <text:list-item>
                      <text:p text:style-name="P17"><text:span text:style-name="T1">Usage</text:span><text:span text:style-name="T2"> </text:span><text:span text:style-name="T1">example</text:span></text:p>
                    </text:list-item>
                  </text:list>
                </table:table-cell>
                <table:table-cell table:style-name="Table89.A1" office:value-type="string">
                  <text:list xml:id="list1628545566" text:continue-numbering="true" text:style-name="List_20_1">
                    <text:list-item>
                      <text:p text:style-name="P9">ABOR</text:p>
                    </text:list-item>
                  </text:list>
                </table:table-cell>
              </table:table-row>
              <table:table-row>
                <table:table-cell table:style-name="Table89.A1" office:value-type="string">
                  <text:list xml:id="list435178401" text:continue-numbering="true" text:style-name="List_20_1">
                    <text:list-item>
                      <text:p text:style-name="P17">Related Commands</text:p>
                    </text:list-item>
                  </text:list>
                </table:table-cell>
                <table:table-cell table:style-name="Table89.A1" office:value-type="string">
                  <text:list xml:id="list84230842" text:continue-numbering="true" text:style-name="List_20_1">
                    <text:list-item>
                      <text:p text:style-name="P11">*RST</text:p>
                    </text:list-item>
                    <text:list-item>
                      <text:p text:style-name="P11">INITiate</text:p>
                    </text:list-item>
                    <text:list-item>
                      <text:p text:style-name="P11">[SOURce[&lt;n&gt;]<text:span text:style-name="T3">]:</text:span>CURRent:TRIGgered</text:p>
                    </text:list-item>
                    <text:list-item>
                      <text:p text:style-name="P11">[SOURce[&lt;n&gt;]<text:span text:style-name="T3">]:</text:span>VOLTage:TRIGgered</text:p>
                    </text:list-item>
                    <text:list-item>
                      <text:p text:style-name="P11">[SOURce[&lt;n&gt;]<text:span text:style-name="T3">]:</text:span>LIST:COUNt</text:p>
                    </text:list-item>
                  </text:list>
                </table:table-cell>
              </table:table-row>
            </table:table>
            <text:list xml:id="list986588420" text:continue-list="list827473487" text:style-name="Outline">
              <text:list-item>
                <text:list>
                  <text:list-item>
                    <text:list>
                      <text:list-item>
                        <text:h text:style-name="P1" text:outline-level="3">ABORt:</text:h>
                      </text:list-item>
                    </text:list>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684319835" text:continue-numbering="true" text:style-name="Outline">
        <text:list-item>
          <text:h text:style-name="P8" text:outline-level="1"><text:change-start text:change-id="ct140178620308504"/>Subsystem command reference</text:h>
        </text:list-item>
      </text:list>
      <text:p text:style-name="P3">This section summarizes the Standard Commands for Programmable Instruments (SCPI) available to program the PSU over the remote interface.</text:p>
      <text:list xml:id="list860437860" text:continue-list="list84230842" text:style-name="List_20_1">
        <text:list-item>
          <text:p text:style-name="List_20_1_20_Start"><text:a xlink:type="simple" xlink:href="http://www.envox.hr/eez/bench-power-supply/psu-scpi-reference-manual/psu-scpi-subsystem-command-reference/psu-scpi-abort.html" text:style-name="Internet_20_link" text:visited-style-name="Visited_20_Internet_20_Link">ABORt</text:a></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ion</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List_20_1"><text:a xlink:type="simple" xlink:href="http://www.envox.hr/eez/bench-power-supply/psu-scpi-reference-manual/psu-scpi-subsystem-command-reference/psu-scpi-display.html" text:style-name="Internet_20_link" text:visited-style-name="Visited_20_Internet_20_Link">DISPlay</text:a></text:p>
        </text:list-item>
        <text:list-item>
          <text:p text:style-name="List_20_1"><text:a xlink:type="simple" xlink:href="http://www.envox.hr/eez/bench-power-supply/psu-scpi-reference-manual/psu-scpi-subsystem-command-reference/psu-scpi-fetch.html" text:style-name="Internet_20_link" text:visited-style-name="Visited_20_Internet_20_Link">FETCh</text:a> (not implemented yet)</text:p>
        </text:list-item>
        <text:list-item>
          <text:p text:style-name="List_20_1"><text:a xlink:type="simple" xlink:href="http://www.envox.hr/eez/bench-power-supply/psu-scpi-reference-manual/psu-scpi-subsystem-command-reference/psu-scpi-initiate.html" text:style-name="Internet_20_link" text:visited-style-name="Visited_20_Internet_20_Link">INITiate</text:a></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mmemory.html" text:style-name="Internet_20_link" text:visited-style-name="Visited_20_Internet_20_Link">MMEMory</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ense.html" text:style-name="Internet_20_link" text:visited-style-name="Visited_20_Internet_20_Link">SENSe</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List_20_1_20_End"><text:a xlink:type="simple" xlink:href="http://www.envox.hr/eez/bench-power-supply/psu-scpi-reference-manual/psu-scpi-subsystem-command-reference/psu-scpi-trigger.html" text:style-name="Internet_20_link" text:visited-style-name="Visited_20_Internet_20_Link">TRIGger</text:a><text:change-end text:change-id="ct140178620308504"/><text:change-start text:change-id="ct140176801189912"/></text:p>
        </text:list-item>
      </text:list>
      <text:p text:style-name="Standard"><text:change-end text:change-id="ct140176801189912"/><text:change text:change-id="ct140177626305880"/><text:change text:change-id="ct140177608722512"/><text:change text:change-id="ct140177601175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5$Unix OpenOffice.org_project/415m1$Build-9789</meta:generator>
    <meta:keyword>SCPI</meta:keyword>
    <meta:keyword>IEEE 488</meta:keyword>
    <meta:keyword>Remote control</meta:keyword>
    <meta:keyword>Programming reference</meta:keyword>
    <dc:title>5.1. ABORt</dc:title>
    <meta:document-statistic meta:table-count="3" meta:image-count="0" meta:object-count="0" meta:page-count="1" meta:paragraph-count="40" meta:word-count="155" meta:character-count="876"/>
    <meta:user-defined meta:name="WebPublish_HTML_Profile">EEZ (HTML)</meta:user-defined>
    <meta:user-defined meta:name="WebPublish_Post_AdditionalCategories">10</meta:user-defined>
    <meta:user-defined meta:name="WebPublish_Post_Id">2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